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877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83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5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028cm"/>
    </style:style>
    <style:style style:name="co17" style:family="table-column">
      <style:table-column-properties fo:break-before="auto" style:column-width="0.302cm"/>
    </style:style>
    <style:style style:name="co18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7"/>
        <table:table-column table:style-name="co7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6.5" calcext:value-type="float">
            <text:p>16.5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33.5" calcext:value-type="float">
            <text:p>33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6.5" calcext:value-type="float">
            <text:p>16.5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33.5" calcext:value-type="float">
            <text:p>33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table:formula="of:=SUM([.K8]+4)" office:value-type="float" office:value="20.5" calcext:value-type="float">
            <text:p>20.5</text:p>
          </table:table-cell>
          <table:table-cell table:style-name="ce4" table:formula="of:=SUM([.L8]+4)" office:value-type="float" office:value="29" calcext:value-type="float">
            <text:p>29</text:p>
          </table:table-cell>
          <table:table-cell table:style-name="ce6" table:formula="of:=SUM([.M8]+4.5)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table:formula="of:=SUM([.J14]+4.5)" office:value-type="float" office:value="16.5" calcext:value-type="float">
            <text:p>16.5</text:p>
          </table:table-cell>
          <table:table-cell table:style-name="ce3" table:formula="of:=SUM([.K14]+4.5)" office:value-type="float" office:value="25" calcext:value-type="float">
            <text:p>25</text:p>
          </table:table-cell>
          <table:table-cell table:style-name="ce5" table:formula="of:=SUM([.L14]+4.5)" office:value-type="float" office:value="33.5" calcext:value-type="float">
            <text:p>33.5</text:p>
          </table:table-cell>
          <table:table-cell table:style-name="ce7" table:formula="of:=SUM([.M14]+4.5)" office:value-type="float" office:value="42.5" calcext:value-type="float">
            <text:p>42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16.5" calcext:value-type="float">
            <text:p>16.5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33.5" calcext:value-type="float">
            <text:p>33.5</text:p>
          </table:table-cell>
          <table:table-cell table:style-name="ce7" office:value-type="float" office:value="42.5" calcext:value-type="float">
            <text:p>42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16.5" calcext:value-type="float">
            <text:p>16.5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33.5" calcext:value-type="float">
            <text:p>33.5</text:p>
          </table:table-cell>
          <table:table-cell table:style-name="ce7" office:value-type="float" office:value="42.5" calcext:value-type="float">
            <text:p>42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4.5" calcext:value-type="float">
            <text:p>14.5</text:p>
          </table:table-cell>
          <table:table-cell table:style-name="ce3" office:value-type="float" office:value="22.5" calcext:value-type="float">
            <text:p>22.5</text:p>
          </table:table-cell>
          <table:table-cell table:style-name="ce5" office:value-type="float" office:value="31.5" calcext:value-type="float">
            <text:p>31.5</text:p>
          </table:table-cell>
          <table:table-cell table:style-name="ce7" office:value-type="float" office:value="40.5" calcext:value-type="float">
            <text:p>40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6.5" calcext:value-type="float">
            <text:p>16.5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33.5" calcext:value-type="float">
            <text:p>33.5</text:p>
          </table:table-cell>
          <table:table-cell table:style-name="ce7" office:value-type="float" office:value="42.5" calcext:value-type="float">
            <text:p>42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formula="of:=SUM([.B9:.B18])" office:value-type="float" office:value="121" calcext:value-type="float">
            <text:p>121</text:p>
          </table:table-cell>
          <table:table-cell table:formula="of:=SUM([.C9:.C18])" office:value-type="float" office:value="198" calcext:value-type="float">
            <text:p>198</text:p>
          </table:table-cell>
          <table:table-cell table:formula="of:=SUM([.D9:.D18])" office:value-type="float" office:value="288" calcext:value-type="float">
            <text:p>288</text:p>
          </table:table-cell>
          <table:table-cell table:formula="of:=SUM([.E9:.E18])" office:value-type="float" office:value="378" calcext:value-type="float">
            <text:p>378</text:p>
          </table:table-cell>
          <table:table-cell table:style-name="Default" table:formula="of:=SUM([.F7:.F18])" office:value-type="float" office:value="486" calcext:value-type="float">
            <text:p>486</text:p>
          </table:table-cell>
          <table:table-cell table:formula="of:=SUM([.B20:.F20])" office:value-type="float" office:value="1471" calcext:value-type="float">
            <text:p>1471</text:p>
          </table:table-cell>
          <table:table-cell table:number-columns-repeated="2"/>
          <table:table-cell table:formula="of:=SUM([.J9:.J18])" office:value-type="float" office:value="138" calcext:value-type="float">
            <text:p>138</text:p>
          </table:table-cell>
          <table:table-cell table:formula="of:=SUM([.K9:.K18])" office:value-type="float" office:value="223" calcext:value-type="float">
            <text:p>223</text:p>
          </table:table-cell>
          <table:table-cell table:formula="of:=SUM([.L9:.L18])" office:value-type="float" office:value="308" calcext:value-type="float">
            <text:p>308</text:p>
          </table:table-cell>
          <table:table-cell table:formula="of:=SUM([.M9:.M18])" office:value-type="float" office:value="398" calcext:value-type="float">
            <text:p>398</text:p>
          </table:table-cell>
          <table:table-cell table:style-name="Default" table:formula="of:=SUM([.N7:.N18])" office:value-type="float" office:value="510" calcext:value-type="float">
            <text:p>510</text:p>
          </table:table-cell>
          <table:table-cell table:formula="of:=SUM([.J20:.N20])" office:value-type="float" office:value="1577" calcext:value-type="float">
            <text:p>157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</table:table-row>
      </table:table>
      <table:table table:name="Sheet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0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" table:default-cell-style-name="Default"/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3:.D3])" office:value-type="float" office:value="121" calcext:value-type="float">
            <text:p>121</text:p>
          </table:table-cell>
          <table:table-cell table:formula="of:=SUM([.E3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formula="of:=SUM([.F3]*15%)" office:value-type="float" office:value="18.15" calcext:value-type="float">
            <text:p>18.15</text:p>
          </table:table-cell>
          <table:table-cell table:formula="of:=SUM([.F3])" office:value-type="float" office:value="121" calcext:value-type="float">
            <text:p>121</text:p>
          </table:table-cell>
          <table:table-cell table:formula="of:=SUM([.C4:.E4])" office:value-type="float" office:value="337.15" calcext:value-type="float">
            <text:p>337.15</text:p>
          </table:table-cell>
          <table:table-cell/>
          <table:table-cell table:formula="of:=SUM([.C4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288" calcext:value-type="float">
            <text:p>288</text:p>
          </table:table-cell>
          <table:table-cell table:formula="of:=SUM([.F4]*15%)" office:value-type="float" office:value="50.5725" calcext:value-type="float">
            <text:p>50.5725</text:p>
          </table:table-cell>
          <table:table-cell table:formula="of:=SUM([.F4])" office:value-type="float" office:value="337.15" calcext:value-type="float">
            <text:p>337.15</text:p>
          </table:table-cell>
          <table:table-cell table:formula="of:=SUM([.C5:.E5])" office:value-type="float" office:value="675.7225" calcext:value-type="float">
            <text:p>675.7225</text:p>
          </table:table-cell>
          <table:table-cell/>
          <table:table-cell table:formula="of:=SUM([.C5]/12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formula="of:=SUM([.F5]*15%)" office:value-type="float" office:value="101.358375" calcext:value-type="float">
            <text:p>101.358375</text:p>
          </table:table-cell>
          <table:table-cell table:formula="of:=SUM([.F5])" office:value-type="float" office:value="675.7225" calcext:value-type="float">
            <text:p>675.7225</text:p>
          </table:table-cell>
          <table:table-cell table:formula="of:=SUM([.C6:.E6])" office:value-type="float" office:value="1155.080875" calcext:value-type="float">
            <text:p>1155.080875</text:p>
          </table:table-cell>
          <table:table-cell/>
          <table:table-cell table:formula="of:=SUM([.C6]/12)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table:formula="of:=SUM([.F6]*15%)" office:value-type="float" office:value="173.26213125" calcext:value-type="float">
            <text:p>173.26213125</text:p>
          </table:table-cell>
          <table:table-cell table:formula="of:=SUM([.F6])" office:value-type="float" office:value="1155.080875" calcext:value-type="float">
            <text:p>1155.080875</text:p>
          </table:table-cell>
          <table:table-cell table:formula="of:=SUM([.C7:.E7])" office:value-type="float" office:value="1814.34300625" calcext:value-type="float">
            <text:p>1814.34300625</text:p>
          </table:table-cell>
          <table:table-cell office:value-type="string" calcext:value-type="string">
            <text:p><text:s/></text:p>
          </table:table-cell>
          <table:table-cell table:formula="of:=SUM([.C7]/12)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table:formula="of:=SUM([.F7]*15%)" office:value-type="float" office:value="272.1514509375" calcext:value-type="float">
            <text:p>272.1514509375</text:p>
          </table:table-cell>
          <table:table-cell table:formula="of:=SUM([.F7])" office:value-type="float" office:value="1814.34300625" calcext:value-type="float">
            <text:p>1814.34300625</text:p>
          </table:table-cell>
          <table:table-cell table:formula="of:=SUM([.C8:.E8])" office:value-type="float" office:value="2572.4944571875" calcext:value-type="float">
            <text:p>2572.4944571875</text:p>
          </table:table-cell>
          <table:table-cell/>
          <table:table-cell table:formula="of:=SUM([.C8]/12)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10:.D10])" office:value-type="float" office:value="121" calcext:value-type="float">
            <text:p>121</text:p>
          </table:table-cell>
          <table:table-cell table:formula="of:=SUM([.E10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formula="of:=SUM([.F10]*15%)" office:value-type="float" office:value="18.15" calcext:value-type="float">
            <text:p>18.15</text:p>
          </table:table-cell>
          <table:table-cell table:formula="of:=SUM([.F10])" office:value-type="float" office:value="121" calcext:value-type="float">
            <text:p>121</text:p>
          </table:table-cell>
          <table:table-cell table:formula="of:=SUM([.C11:.E11])" office:value-type="float" office:value="337.15" calcext:value-type="float">
            <text:p>337.15</text:p>
          </table:table-cell>
          <table:table-cell/>
          <table:table-cell table:formula="of:=SUM([.C11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table:formula="of:=SUM([.F11]*15%)" office:value-type="float" office:value="50.5725" calcext:value-type="float">
            <text:p>50.5725</text:p>
          </table:table-cell>
          <table:table-cell table:formula="of:=SUM([.F11])" office:value-type="float" office:value="337.15" calcext:value-type="float">
            <text:p>337.15</text:p>
          </table:table-cell>
          <table:table-cell table:formula="of:=SUM([.C12:.E12])" office:value-type="float" office:value="585.7225" calcext:value-type="float">
            <text:p>585.7225</text:p>
          </table:table-cell>
          <table:table-cell/>
          <table:table-cell table:formula="of:=SUM([.C12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table:formula="of:=SUM([.F12]*15%)" office:value-type="float" office:value="87.858375" calcext:value-type="float">
            <text:p>87.858375</text:p>
          </table:table-cell>
          <table:table-cell table:formula="of:=SUM([.F12])" office:value-type="float" office:value="585.7225" calcext:value-type="float">
            <text:p>585.7225</text:p>
          </table:table-cell>
          <table:table-cell table:formula="of:=SUM([.C13:.E13])" office:value-type="float" office:value="871.580875" calcext:value-type="float">
            <text:p>871.580875</text:p>
          </table:table-cell>
          <table:table-cell/>
          <table:table-cell table:formula="of:=SUM([.C13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SUM([.F13]*15%)" office:value-type="float" office:value="130.73713125" calcext:value-type="float">
            <text:p>130.73713125</text:p>
          </table:table-cell>
          <table:table-cell table:formula="of:=SUM([.F13])" office:value-type="float" office:value="871.580875" calcext:value-type="float">
            <text:p>871.580875</text:p>
          </table:table-cell>
          <table:table-cell table:formula="of:=SUM([.C14:.E14])" office:value-type="float" office:value="1200.31800625" calcext:value-type="float">
            <text:p>1200.31800625</text:p>
          </table:table-cell>
          <table:table-cell/>
          <table:table-cell table:formula="of:=SUM([.C14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table:formula="of:=SUM([.F14]*15%)" office:value-type="float" office:value="180.0477009375" calcext:value-type="float">
            <text:p>180.0477009375</text:p>
          </table:table-cell>
          <table:table-cell table:formula="of:=SUM([.F14])" office:value-type="float" office:value="1200.31800625" calcext:value-type="float">
            <text:p>1200.31800625</text:p>
          </table:table-cell>
          <table:table-cell table:formula="of:=SUM([.C15:.E15])" office:value-type="float" office:value="1578.3657071875" calcext:value-type="float">
            <text:p>1578.3657071875</text:p>
          </table:table-cell>
          <table:table-cell/>
          <table:table-cell table:formula="of:=SUM([.C15]/12)" office:value-type="float" office:value="16.5" calcext:value-type="float">
            <text:p>16.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C18:.D18])" office:value-type="float" office:value="121" calcext:value-type="float">
            <text:p>121</text:p>
          </table:table-cell>
          <table:table-cell table:formula="of:=SUM([.E18])" office:value-type="float" office:value="121" calcext:value-type="float">
            <text:p>12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formula="of:=SUM([.F18]*15%)" office:value-type="float" office:value="18.15" calcext:value-type="float">
            <text:p>18.15</text:p>
          </table:table-cell>
          <table:table-cell table:formula="of:=SUM([.F18])" office:value-type="float" office:value="121" calcext:value-type="float">
            <text:p>121</text:p>
          </table:table-cell>
          <table:table-cell table:formula="of:=SUM([.C19:.E19])" office:value-type="float" office:value="260.15" calcext:value-type="float">
            <text:p>260.1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formula="of:=SUM([.F19]*15%)" office:value-type="float" office:value="39.0225" calcext:value-type="float">
            <text:p>39.0225</text:p>
          </table:table-cell>
          <table:table-cell table:formula="of:=SUM([.F19])" office:value-type="float" office:value="260.15" calcext:value-type="float">
            <text:p>260.15</text:p>
          </table:table-cell>
          <table:table-cell table:formula="of:=SUM([.C20:.E20])" office:value-type="float" office:value="420.1725" calcext:value-type="float">
            <text:p>420.172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formula="of:=SUM([.F20]*15%)" office:value-type="float" office:value="63.025875" calcext:value-type="float">
            <text:p>63.025875</text:p>
          </table:table-cell>
          <table:table-cell table:formula="of:=SUM([.F20])" office:value-type="float" office:value="420.1725" calcext:value-type="float">
            <text:p>420.1725</text:p>
          </table:table-cell>
          <table:table-cell table:formula="of:=SUM([.C21:.E21])" office:value-type="float" office:value="604.198375" calcext:value-type="float">
            <text:p>604.19837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8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formula="of:=SUM([.F21]*15%)" office:value-type="float" office:value="90.62975625" calcext:value-type="float">
            <text:p>90.62975625</text:p>
          </table:table-cell>
          <table:table-cell table:formula="of:=SUM([.F21])" office:value-type="float" office:value="604.198375" calcext:value-type="float">
            <text:p>604.198375</text:p>
          </table:table-cell>
          <table:table-cell table:formula="of:=SUM([.C22:.E22])" office:value-type="float" office:value="815.82813125" calcext:value-type="float">
            <text:p>815.8281312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29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formula="of:=SUM([.F22]*15%)" office:value-type="float" office:value="122.3742196875" calcext:value-type="float">
            <text:p>122.3742196875</text:p>
          </table:table-cell>
          <table:table-cell table:formula="of:=SUM([.F22])" office:value-type="float" office:value="815.82813125" calcext:value-type="float">
            <text:p>815.82813125</text:p>
          </table:table-cell>
          <table:table-cell table:formula="of:=SUM([.C23:.E23])" office:value-type="float" office:value="1059.2023509375" calcext:value-type="float">
            <text:p>1059.2023509375</text:p>
          </table:table-cell>
          <table:table-cell/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2-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26:.E2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2" calcext:value-type="float">
            <text:p>22</text:p>
          </table:table-cell>
          <table:table-cell table:formula="of:=SUM(15%*[.F26])" office:value-type="float" office:value="0.75" calcext:value-type="float">
            <text:p>0.75</text:p>
          </table:table-cell>
          <table:table-cell table:formula="of:=SUM([.F26])" office:value-type="float" office:value="5" calcext:value-type="float">
            <text:p>5</text:p>
          </table:table-cell>
          <table:table-cell/>
          <table:table-cell table:formula="of:=SUM([.C27:.E27])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3" calcext:value-type="float">
            <text:p>23</text:p>
          </table:table-cell>
          <table:table-cell table:formula="of:=SUM(15%*[.F27])" office:value-type="float" office:value="0.8625" calcext:value-type="float">
            <text:p>0.8625</text:p>
          </table:table-cell>
          <table:table-cell table:formula="of:=SUM([.F27])" office:value-type="float" office:value="5.75" calcext:value-type="float">
            <text:p>5.75</text:p>
          </table:table-cell>
          <table:table-cell/>
          <table:table-cell table:formula="of:=SUM([.C28:.E28])" office:value-type="float" office:value="6.6125" calcext:value-type="float">
            <text:p>6.6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4" calcext:value-type="float">
            <text:p>24</text:p>
          </table:table-cell>
          <table:table-cell table:formula="of:=SUM(15%*[.F28])" office:value-type="float" office:value="0.991875" calcext:value-type="float">
            <text:p>0.991875</text:p>
          </table:table-cell>
          <table:table-cell table:formula="of:=SUM([.F28])" office:value-type="float" office:value="6.6125" calcext:value-type="float">
            <text:p>6.6125</text:p>
          </table:table-cell>
          <table:table-cell/>
          <table:table-cell table:formula="of:=SUM([.C29:.E29])" office:value-type="float" office:value="7.604375" calcext:value-type="float">
            <text:p>7.60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5" calcext:value-type="float">
            <text:p>25</text:p>
          </table:table-cell>
          <table:table-cell table:formula="of:=SUM(15%*[.F29])" office:value-type="float" office:value="1.14065625" calcext:value-type="float">
            <text:p>1.14065625</text:p>
          </table:table-cell>
          <table:table-cell table:formula="of:=SUM([.F29])" office:value-type="float" office:value="7.604375" calcext:value-type="float">
            <text:p>7.604375</text:p>
          </table:table-cell>
          <table:table-cell/>
          <table:table-cell table:formula="of:=SUM([.C30:.E30])" office:value-type="float" office:value="8.74503125" calcext:value-type="float">
            <text:p>8.74503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8:01:22.123722782</meta:creation-date>
    <dc:date>2024-01-12T18:52:33.051037281</dc:date>
    <meta:editing-duration>PT37M58S</meta:editing-duration>
    <meta:editing-cycles>6</meta:editing-cycles>
    <meta:generator>LibreOffice/6.4.7.2$Linux_X86_64 LibreOffice_project/40$Build-2</meta:generator>
    <meta:document-statistic meta:table-count="2" meta:cell-count="344" meta:object-count="0"/>
  </office:meta>
</office:document-meta>
</file>